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4A99DDA6931C2182F9.png" manifest:media-type="image/png"/>
  <manifest:file-entry manifest:full-path="Pictures/10000000000001F50000011FE0BA9C7FCC9E70A4.png" manifest:media-type="image/png"/>
  <manifest:file-entry manifest:full-path="Pictures/100000000000022D000000ED5730164A207C528E.png" manifest:media-type="image/png"/>
  <manifest:file-entry manifest:full-path="Pictures/1000000000000197000000E1F3DC09BF3B82432B.png" manifest:media-type="image/png"/>
  <manifest:file-entry manifest:full-path="Pictures/10000000000002B7000002B95F47B8DFA311781B.png" manifest:media-type="image/png"/>
  <manifest:file-entry manifest:full-path="Pictures/10000000000002AD000000A5ED43B2C287CD2042.png" manifest:media-type="image/png"/>
  <manifest:file-entry manifest:full-path="Pictures/10000000000001DD0000002368377E0E3D340B0C.png" manifest:media-type="image/png"/>
  <manifest:file-entry manifest:full-path="Pictures/10000000000001E600000026719B8119792C86FD.png" manifest:media-type="image/png"/>
  <manifest:file-entry manifest:full-path="Pictures/10000000000002DE000000146F286AFFD1E6BA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4.094cm" draw:z-index="0"><draw:image xlink:href="Pictures/10000000000002AD000000A5ED43B2C287CD2042.png" xlink:type="simple" xlink:show="embed" xlink:actuate="onLoad"/></draw:frame></text:p>
      <text:p text:style-name="Standard"><draw:frame draw:style-name="fr2" draw:name="Imagen2" text:anchor-type="paragraph" svg:x="0.085cm" svg:y="0.122cm" svg:width="10.769cm" svg:height="5.953cm" draw:z-index="1"><draw:image xlink:href="Pictures/1000000000000197000000E1F3DC09BF3B824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099cm" svg:y="0.289cm" svg:width="12.859cm" svg:height="1.005cm" draw:z-index="2"><draw:image xlink:href="Pictures/10000000000001E600000026719B8119792C86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paragraph" svg:width="17cm" svg:height="17.048cm" draw:z-index="5"><draw:image xlink:href="Pictures/10000000000002B7000002B95F47B8DFA311781B.png" xlink:type="simple" xlink:show="embed" xlink:actuate="onLoad"/></draw:frame><text:soft-page-break/></text:p>
      <text:p text:style-name="Standard"><draw:frame draw:style-name="fr2" draw:name="Imagen6" text:anchor-type="paragraph" svg:x="-0.116cm" svg:y="0.325cm" svg:width="12.621cm" svg:height="0.926cm" draw:z-index="3"><draw:image xlink:href="Pictures/10000000000001DD0000002368377E0E3D340B0C.png" xlink:type="simple" xlink:show="embed" xlink:actuate="onLoad"/></draw:frame></text:p>
      <text:p text:style-name="Standard"/>
      <text:p text:style-name="Standard"/>
      <text:p text:style-name="Standard"><draw:frame draw:style-name="fr2" draw:name="Imagen7" text:anchor-type="paragraph" svg:x="-0.457cm" svg:y="0.3cm" svg:width="17cm" svg:height="0.462cm" draw:z-index="4"><draw:image xlink:href="Pictures/10000000000002DE000000146F286AFFD1E6BA35.png" xlink:type="simple" xlink:show="embed" xlink:actuate="onLoad"/></draw:frame></text:p>
      <text:p text:style-name="Standard"/>
      <text:p text:style-name="Standard"><draw:frame draw:style-name="fr2" draw:name="Imagen5" text:anchor-type="paragraph" svg:x="0.409cm" svg:y="0cm" svg:width="14.737cm" svg:height="6.271cm" draw:z-index="6"><draw:image xlink:href="Pictures/100000000000022D000000ED5730164A207C528E.png" xlink:type="simple" xlink:show="embed" xlink:actuate="onLoad"/></draw:frame><text:soft-page-break/></text:p>
      <text:p text:style-name="Standard"><draw:frame draw:style-name="fr2" draw:name="Imagen8" text:anchor-type="paragraph" svg:x="0.189cm" svg:y="0cm" svg:width="13.256cm" svg:height="7.594cm" draw:z-index="7"><draw:image xlink:href="Pictures/10000000000001F50000011FE0BA9C7FCC9E70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x="0.152cm" svg:y="0.12cm" svg:width="15.399cm" svg:height="8.731cm" draw:z-index="8"><draw:image xlink:href="Pictures/10000000000002460000014A99DDA6931C2182F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18:54.563599997</meta:creation-date>
    <dc:date>2021-10-07T13:04:55.686115814</dc:date>
    <meta:editing-duration>PT34M12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4" meta:paragraph-count="0" meta:word-count="0" meta:character-count="0" meta:non-whitespace-character-count="0"/>
  </office:meta>
</office:document-meta>
</file>